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>
      <style:table-cell-properties fo:background-color="#404040"/>
      <style:text-properties fo:color="#ffffff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nameEndsWithDot#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number-columns-repeated="2" table:style-name="ce3" office:value-type="string" calcext:value-type="string">
            <text:p>Base Layer.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number-columns-repeated="2" table:style-name="ce3" office:value-type="string" calcext:value-type="string">
            <text:p>Base Layer.JMove.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parentPath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14514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stellaQLComment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destinationStat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_nameHash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Machin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proertyName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X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Y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Z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0:20:25.464000000</meta:creation-date>
    <dc:date>2017-02-04T10:21:37.900000000</dc:date>
    <meta:editing-duration>PT1M13S</meta:editing-duration>
    <meta:editing-cycles>1</meta:editing-cycles>
    <meta:document-statistic meta:table-count="14" meta:cell-count="5198" meta:object-count="0"/>
    <meta:generator>LibreOffice/5.2.5.1$Windows_x86 LibreOffice_project/0312e1a284a7d50ca85a365c316c7abbf20a4d22</meta:generator>
  </office:meta>
</office:document-meta>
</file>